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264in"/>
    </style:style>
    <style:style style:name="co3" style:family="table-column">
      <style:table-column-properties fo:break-before="auto" style:column-width="0.7772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6547in"/>
    </style:style>
    <style:style style:name="co6" style:family="table-column">
      <style:table-column-properties fo:break-before="auto" style:column-width="0.5134in"/>
    </style:style>
    <style:style style:name="co7" style:family="table-column">
      <style:table-column-properties fo:break-before="auto" style:column-width="0.4807in"/>
    </style:style>
    <style:style style:name="co8" style:family="table-column">
      <style:table-column-properties fo:break-before="auto" style:column-width="0.86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>
      <style:table-cell-properties fo:padding-bottom="0.0193in" fo:padding-left="0.0138in" fo:padding-right="0.0138in" fo:padding-top="0.0193in"/>
    </style:style>
    <style:style style:name="gr1" style:family="graphic">
      <style:graphic-properties draw:ole-draw-aspect="1"/>
    </style:style>
  </office:automatic-styles>
  <office:body>
    <office:spreadsheet>
      <table:table table:name="Sheet2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>
            <draw:frame table:end-cell-address="Sheet2.J23" table:end-x="0.1425in" table:end-y="0.1665in" draw:z-index="0" draw:style-name="gr1" svg:width="8.1433in" svg:height="4.0626in" svg:x="0.0004in" svg:y="0.0004in">
              <draw:object draw:notify-on-update-of-ranges="Sheet1.C1:Sheet1.C5 Sheet1.B1:Sheet1.B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</table:table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string">
            <text:p>sw_2d</text:p>
          </table:table-cell>
          <table:table-cell office:value-type="float" office:value="0.010478">
            <text:p>0.0104780</text:p>
          </table:table-cell>
          <table:table-cell office:value-type="float" office:value="180">
            <text:p>180</text:p>
          </table:table-cell>
          <table:table-cell office:value-type="float" office:value="60">
            <text:p>6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<text:s/>result </text:p>
          </table:table-cell>
        </table:table-row>
        <table:table-row table:style-name="ro2">
          <table:table-cell office:value-type="string">
            <text:p>sw_2d</text:p>
          </table:table-cell>
          <table:table-cell office:value-type="float" office:value="0.109112">
            <text:p>0.1091120</text:p>
          </table:table-cell>
          <table:table-cell office:value-type="float" office:value="270">
            <text:p>270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<text:s/>result </text:p>
          </table:table-cell>
        </table:table-row>
        <table:table-row table:style-name="ro2">
          <table:table-cell office:value-type="string">
            <text:p>sw_2d</text:p>
          </table:table-cell>
          <table:table-cell office:value-type="float" office:value="0.114054">
            <text:p>0.1140540</text:p>
          </table:table-cell>
          <table:table-cell office:value-type="float" office:value="360">
            <text:p>360</text:p>
          </table:table-cell>
          <table:table-cell office:value-type="float" office:value="120">
            <text:p>12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<text:s/>result </text:p>
          </table:table-cell>
        </table:table-row>
        <table:table-row table:style-name="ro2">
          <table:table-cell office:value-type="string">
            <text:p>sw_2d</text:p>
          </table:table-cell>
          <table:table-cell office:value-type="float" office:value="0.119996">
            <text:p>0.1199960</text:p>
          </table:table-cell>
          <table:table-cell office:value-type="float" office:value="450">
            <text:p>450</text:p>
          </table:table-cell>
          <table:table-cell office:value-type="float" office:value="150">
            <text:p>15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<text:s/>result </text:p>
          </table:table-cell>
        </table:table-row>
        <table:table-row table:style-name="ro2">
          <table:table-cell office:value-type="string">
            <text:p>sw_2d</text:p>
          </table:table-cell>
          <table:table-cell office:value-type="float" office:value="0.127585">
            <text:p>0.1275850</text:p>
          </table:table-cell>
          <table:table-cell office:value-type="float" office:value="540">
            <text:p>540</text:p>
          </table:table-cell>
          <table:table-cell office:value-type="float" office:value="180">
            <text:p>18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string">
            <text:p><text:s/>result </text:p>
          </table:table-cell>
        </table:table-row>
        <table:table-row table:style-name="ro2" table:number-rows-repeated="6">
          <table:table-cell table:number-columns-repeated="7"/>
        </table:table-row>
        <table:table-row table:style-name="ro2">
          <table:table-cell table:number-columns-repeated="4"/>
          <table:table-cell>
            <draw:frame table:end-cell-address="Sheet1.I27" table:end-x="0.4504in" table:end-y="0.1177in" draw:z-index="0" draw:style-name="gr1" svg:width="3.1492in" svg:height="2.7555in" svg:x="0.0398in" svg:y="0.0394in">
              <draw:object draw:notify-on-update-of-ranges="Sheet1.C1:Sheet1.C5 Sheet1.B1:Sheet1.B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2" table:number-rows-repeated="65523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20" number:min-integer-digits="1"/>
    </number:number-style>
    <number:number-style style:name="N117">
      <number:number number:decimal-places="7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2">12/12/2008</text:date>, <text:time>10:32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Kevin English</dc:creator>
    <dc:date>2008-12-12T10:32:41</dc:date>
    <meta:editing-cycles>1</meta:editing-cycles>
    <meta:editing-duration>PT39M55S</meta:editing-duration>
    <meta:user-defined meta:name="Info 1"/>
    <meta:user-defined meta:name="Info 2"/>
    <meta:user-defined meta:name="Info 3"/>
    <meta:user-defined meta:name="Info 4"/>
    <meta:document-statistic meta:table-count="2" meta:cell-count="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17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117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line" chart:column-mapping="0" chart:style-name="ch1">
        <chart:title svg:x="1.632cm" svg:y="0.141cm" chart:style-name="ch2">
          <text:p>Performance of 2-D SW</text:p>
        </chart:title>
        <chart:legend chart:legend-position="end" svg:x="6cm" svg:y="3.219cm" chart:style-name="ch3"/>
        <chart:plot-area chart:style-name="ch4" table:cell-range-address="Sheet1.B1:Sheet1.C5" chart:data-source-has-labels="column" svg:x="0.119cm" svg:y="0.784cm" svg:width="5.721cm" svg:height="5.996cm">
          <chart:axis chart:dimension="x" chart:name="primary-x" chart:style-name="ch5">
            <chart:title svg:x="2.512cm" svg:y="6.349cm" chart:style-name="ch6">
              <text:p>Matrix Size</text:p>
            </chart:title>
            <chart:categories table:cell-range-address="Sheet1.C1:Sheet1.C5"/>
          </chart:axis>
          <chart:axis chart:dimension="y" chart:name="primary-y" chart:style-name="ch7">
            <chart:title svg:x="0.161cm" svg:y="4.144cm" chart:style-name="ch8">
              <text:p>Seconds</text:p>
            </chart:title>
            <chart:grid chart:style-name="ch9" chart:class="major"/>
          </chart:axis>
          <chart:series chart:style-name="ch10" chart:values-cell-range-address="Sheet1.B1:Sheet1.B5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80</text:p>
              </table:table-cell>
              <table:table-cell office:value-type="float" office:value="0.010478">
                <text:p>0.0104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09112">
                <text:p>0.1091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14054">
                <text:p>0.11405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119996">
                <text:p>0.11999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127585">
                <text:p>0.1275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17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9.165714263916pt" style:font-size-asian="19.165714263916pt" style:font-size-complex="19.165714263916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13.2685718536377pt" style:font-size-asian="13.2685718536377pt" style:font-size-complex="13.2685718536377pt"/>
    </style:style>
    <style:style style:name="ch6" style:family="chart" style:data-style-name="N117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13.2685718536377pt" style:font-size-asian="13.2685718536377pt" style:font-size-complex="13.2685718536377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0.685cm" svg:height="10.32cm" chart:class="chart:line" chart:column-mapping="0" chart:style-name="ch1">
        <chart:title svg:x="4.22cm" svg:y="0.207cm" chart:style-name="ch2">
          <text:p>Performance of 2-D SW (9 Processors)</text:p>
        </chart:title>
        <chart:plot-area chart:style-name="ch3" table:cell-range-address="Sheet1.B1:Sheet1.C5" chart:data-source-has-labels="column" svg:x="0.305cm" svg:y="1.155cm" svg:width="19.097cm" svg:height="8.838cm">
          <chart:axis chart:dimension="x" chart:name="primary-x" chart:style-name="ch4">
            <chart:title svg:x="6.496cm" svg:y="9.361cm" chart:style-name="ch5">
              <text:p>Matrix Size</text:p>
            </chart:title>
            <chart:categories table:cell-range-address="Sheet1.C1:Sheet1.C5"/>
          </chart:axis>
          <chart:axis chart:dimension="y" chart:name="primary-y" chart:style-name="ch6">
            <chart:title svg:x="0.417cm" svg:y="6.108cm" chart:style-name="ch7">
              <text:p>Seconds</text:p>
            </chart:title>
            <chart:grid chart:style-name="ch8" chart:class="major"/>
          </chart:axis>
          <chart:series chart:style-name="ch9" chart:values-cell-range-address="Sheet1.B1:Sheet1.B5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80</text:p>
              </table:table-cell>
              <table:table-cell office:value-type="float" office:value="0.010478">
                <text:p>0.0104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09112">
                <text:p>0.1091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14054">
                <text:p>0.11405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119996">
                <text:p>0.11999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127585">
                <text:p>0.1275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